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088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l principal tema abordado en la obra se enfoca en la vida en la huerta valenciana durante una época <text:span text:style-name="T1">del siglo XIX</text:span>. Se destaca la importancia de las relaciones laborales y sociales entre el propietario o arrendador de la tierra y el trabajador, quien posee los medios de producción y es responsable de trabajar la tierra a cambio de un precio o especias. Se pone énfasis en la constante lucha que se desarrolla entre el trabajador y el propietario, en la que el miedo a no poder sobrevivir es una constante en la huerta.</text:p>
      <text:p text:style-name="Text_20_body">Además, otro tema relevante es el resentimiento que surge hacia la familia de Batiste debido al cambio que se produce en las relaciones de producción cuando llegan a la huerta. Sin embargo, este resentimiento surge de la lucha previa con los propietarios. Antes de la llegada de los Batiste, las tierras del tío Barret quedaban abandonadas y los huertanos se sentían capaces de enfrentar al poder de los propietarios. Con la llegada de los Batiste, esta imagen se desmorona y los propietarios pierden el miedo a los huertanos, aumentando así sus demandas y exigencias. Para los huertanos, las tierras abandonadas eran un símbolo de su poder, y su pérdida representa una importante derrota.</text:p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4T14:38:06.132755674</meta:creation-date>
    <dc:date>2023-03-14T15:45:27.943815848</dc:date>
    <meta:editing-duration>PT37M1S</meta:editing-duration>
    <meta:editing-cycles>1</meta:editing-cycles>
    <meta:document-statistic meta:table-count="0" meta:image-count="0" meta:object-count="0" meta:page-count="1" meta:paragraph-count="2" meta:word-count="207" meta:character-count="1209" meta:non-whitespace-character-count="1004"/>
    <meta:generator>LibreOffice/7.3.7.2$Linux_X86_64 LibreOffice_project/30$Build-2</meta:generator>
  </office:meta>
</office:document-meta>
</file>